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e4" style:family="table-cell" style:parent-style-name="Default" style:data-style-name="N21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M_HELDER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400 USF MAIS DOM HELDER CAMA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DOM HELDER I, 0001592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59M0S" table:style-name="ce3">
            <text:p>16:59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LEN MICKAELLY MELO XAVIER DE BARROS</text:p>
          </table:table-cell>
          <table:table-cell office:value-type="date" office:date-value="1989-12-26T00:00:00" table:style-name="ce2">
            <text:p>26/12/1989</text:p>
          </table:table-cell>
          <table:table-cell office:value-type="string" table:style-name="ce1">
            <text:p>35 anos e 8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5.567.044-07</text:p>
          </table:table-cell>
          <table:table-cell office:value-type="float" office:value="898002919903642" table:style-name="ce1">
            <text:p>8,98003E+14</text:p>
          </table:table-cell>
          <table:table-cell office:value-type="string" table:style-name="ce1">
            <text:p>(81) 99930-69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eador otacilio de azevedo</text:p>
          </table:table-cell>
          <table:table-cell office:value-type="string" table:style-name="ce1">
            <text:p>650E</text:p>
          </table:table-cell>
          <table:table-cell office:value-type="string" table:style-name="ce1">
            <text:p>CASA 16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56" table:style-name="ce1">
            <text:p>156</text:p>
          </table:table-cell>
          <table:table-cell office:value-type="date" office:date-value="2022-05-18T00:00:00" table:style-name="ce2">
            <text:p>18/05/2022</text:p>
          </table:table-cell>
          <table:table-cell office:value-type="string" table:style-name="ce1">
            <text:p>131/78</text:p>
          </table:table-cell>
          <table:table-cell office:value-type="date" office:date-value="2022-06-20T00:00:00" table:style-name="ce2">
            <text:p>20/06/2022</text:p>
          </table:table-cell>
          <table:table-cell office:value-type="string" table:style-name="ce1">
            <text:p>Alto</text:p>
          </table:table-cell>
          <table:table-cell office:value-type="float" office:value="206" table:style-name="ce1">
            <text:p>206</text:p>
          </table:table-cell>
          <table:table-cell office:value-type="float" office:value="3" table:style-name="ce1">
            <text:p>3</text:p>
          </table:table-cell>
          <table:table-cell office:value-type="float" office:value="206" table:style-name="ce1">
            <text:p>20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NECLEIDE GOMES DA SILVA</text:p>
          </table:table-cell>
          <table:table-cell office:value-type="date" office:date-value="2001-02-11T00:00:00" table:style-name="ce2">
            <text:p>11/02/2001</text:p>
          </table:table-cell>
          <table:table-cell office:value-type="string" table:style-name="ce1">
            <text:p>24 anos e 6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943.434-93</text:p>
          </table:table-cell>
          <table:table-cell office:value-type="float" office:value="701409676232539" table:style-name="ce1">
            <text:p>7,0141E+14</text:p>
          </table:table-cell>
          <table:table-cell office:value-type="string" table:style-name="ce1">
            <text:p>(81) 99309-68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eador otacilio de azevedo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CASA 01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.2" table:style-name="ce1">
            <text:p>51,2</text:p>
          </table:table-cell>
          <table:table-cell office:value-type="float" office:value="153" table:style-name="ce1">
            <text:p>153</text:p>
          </table:table-cell>
          <table:table-cell office:value-type="date" office:date-value="2024-03-14T00:00:00" table:style-name="ce2">
            <text:p>14/03/2024</text:p>
          </table:table-cell>
          <table:table-cell office:value-type="string" table:style-name="ce1">
            <text:p>111/73</text:p>
          </table:table-cell>
          <table:table-cell office:value-type="date" office:date-value="2024-03-14T00:00:00" table:style-name="ce2">
            <text:p>14/03/2024</text:p>
          </table:table-cell>
          <table:table-cell office:value-type="string" table:style-name="ce1">
            <text:p>Alto</text:p>
          </table:table-cell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09" table:style-name="ce1">
            <text:p>10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ALINE BARBOSA ALBUQUERQUE</text:p>
          </table:table-cell>
          <table:table-cell office:value-type="date" office:date-value="1995-05-04T00:00:00" table:style-name="ce2">
            <text:p>04/05/1995</text:p>
          </table:table-cell>
          <table:table-cell office:value-type="string" table:style-name="ce1">
            <text:p>30 anos e 3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4.919.684-85</text:p>
          </table:table-cell>
          <table:table-cell office:value-type="float" office:value="708601078683489" table:style-name="ce1">
            <text:p>7,08601E+14</text:p>
          </table:table-cell>
          <table:table-cell office:value-type="string" table:style-name="ce1">
            <text:p>(81) 99482-35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eador otacilio de azevedo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8" table:style-name="ce1">
            <text:p>55,8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12/82</text:p>
          </table:table-cell>
          <table:table-cell office:value-type="date" office:date-value="2016-11-29T00:00:00" table:style-name="ce2">
            <text:p>29/11/2016</text:p>
          </table:table-cell>
          <table:table-cell office:value-type="string" table:style-name="ce1">
            <text:p>Habitual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INA KARLA SILVA SALLES</text:p>
          </table:table-cell>
          <table:table-cell office:value-type="date" office:date-value="1994-05-12T00:00:00" table:style-name="ce2">
            <text:p>12/05/1994</text:p>
          </table:table-cell>
          <table:table-cell office:value-type="string" table:style-name="ce1">
            <text:p>31 anos e 3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8.628.234-02</text:p>
          </table:table-cell>
          <table:table-cell office:value-type="float" office:value="704502391142210" table:style-name="ce1">
            <text:p>7,04502E+14</text:p>
          </table:table-cell>
          <table:table-cell office:value-type="string" table:style-name="ce1">
            <text:p>(81) 99572-06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eador otacilio de azevedo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8" table:style-name="ce1">
            <text:p>73,8</text:p>
          </table:table-cell>
          <table:table-cell office:value-type="float" office:value="168" table:style-name="ce1">
            <text:p>168</text:p>
          </table:table-cell>
          <table:table-cell office:value-type="date" office:date-value="2022-06-21T00:00:00" table:style-name="ce2">
            <text:p>21/06/2022</text:p>
          </table:table-cell>
          <table:table-cell office:value-type="string" table:style-name="ce1">
            <text:p>100/70</text:p>
          </table:table-cell>
          <table:table-cell office:value-type="date" office:date-value="2022-09-14T00:00:00" table:style-name="ce2">
            <text:p>14/09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3" table:style-name="ce1">
            <text:p>18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SSA STHEFANY CLEMENTE DOS SANTOS</text:p>
          </table:table-cell>
          <table:table-cell office:value-type="date" office:date-value="1998-12-26T00:00:00" table:style-name="ce2">
            <text:p>26/12/1998</text:p>
          </table:table-cell>
          <table:table-cell office:value-type="string" table:style-name="ce1">
            <text:p>26 anos e 8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0.416.244-32</text:p>
          </table:table-cell>
          <table:table-cell office:value-type="float" office:value="701409698449239" table:style-name="ce1">
            <text:p>7,0141E+14</text:p>
          </table:table-cell>
          <table:table-cell office:value-type="string" table:style-name="ce1">
            <text:p>(81) 99745-33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ic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56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" table:style-name="ce1">
            <text:p>108</text:p>
          </table:table-cell>
          <table:table-cell office:value-type="float" office:value="170" table:style-name="ce1">
            <text:p>170</text:p>
          </table:table-cell>
          <table:table-cell office:value-type="date" office:date-value="2025-03-12T00:00:00" table:style-name="ce2">
            <text:p>12/03/2025</text:p>
          </table:table-cell>
          <table:table-cell office:value-type="string" table:style-name="ce1">
            <text:p>125/80</text:p>
          </table:table-cell>
          <table:table-cell office:value-type="date" office:date-value="2025-03-12T00:00:00" table:style-name="ce2">
            <text:p>12/03/2025</text:p>
          </table:table-cell>
          <table:table-cell office:value-type="string" table:style-name="ce1">
            <text:p>Habitual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E DE SOUZA FEREIRA</text:p>
          </table:table-cell>
          <table:table-cell office:value-type="date" office:date-value="1991-02-20T00:00:00" table:style-name="ce2">
            <text:p>20/02/1991</text:p>
          </table:table-cell>
          <table:table-cell office:value-type="string" table:style-name="ce1">
            <text:p>34 anos e 6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5.520.294-90</text:p>
          </table:table-cell>
          <table:table-cell office:value-type="float" office:value="209049779480001" table:style-name="ce1">
            <text:p>2,0905E+14</text:p>
          </table:table-cell>
          <table:table-cell office:value-type="string" table:style-name="ce1">
            <text:p>(81) 99624-62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de vine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52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0/60</text:p>
          </table:table-cell>
          <table:table-cell office:value-type="date" office:date-value="2019-11-26T00:00:00" table:style-name="ce2">
            <text:p>26/11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8" table:style-name="ce1">
            <text:p>33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HEFANI VITÓRIA SANTANA DA SILVA</text:p>
          </table:table-cell>
          <table:table-cell office:value-type="date" office:date-value="2007-02-13T00:00:00" table:style-name="ce2">
            <text:p>13/02/2007</text:p>
          </table:table-cell>
          <table:table-cell office:value-type="string" table:style-name="ce1">
            <text:p>18 anos e 6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0.101.344-17</text:p>
          </table:table-cell>
          <table:table-cell office:value-type="float" office:value="704708704024339" table:style-name="ce1">
            <text:p>7,04709E+14</text:p>
          </table:table-cell>
          <table:table-cell office:value-type="string" table:style-name="ce1">
            <text:p>(81) 98511-66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de vine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I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5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790000000000006" table:style-name="ce1">
            <text:p>79,79</text:p>
          </table:table-cell>
          <table:table-cell office:value-type="float" office:value="177" table:style-name="ce1">
            <text:p>177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10/7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YELE SOUZA DE ANDRADE</text:p>
          </table:table-cell>
          <table:table-cell office:value-type="date" office:date-value="2006-09-06T00:00:00" table:style-name="ce2">
            <text:p>06/09/2006</text:p>
          </table:table-cell>
          <table:table-cell office:value-type="string" table:style-name="ce1">
            <text:p>18 anos e 11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4.566.194-67</text:p>
          </table:table-cell>
          <table:table-cell office:value-type="float" office:value="708000379273926" table:style-name="ce1">
            <text:p>7,08E+14</text:p>
          </table:table-cell>
          <table:table-cell office:value-type="string" table:style-name="ce1">
            <text:p>(81) 99667-86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a vine jade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CASA H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68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157" table:style-name="ce1">
            <text:p>157</text:p>
          </table:table-cell>
          <table:table-cell office:value-type="date" office:date-value="2025-01-08T00:00:00" table:style-name="ce2">
            <text:p>08/01/2025</text:p>
          </table:table-cell>
          <table:table-cell office:value-type="string" table:style-name="ce1">
            <text:p>110/70</text:p>
          </table:table-cell>
          <table:table-cell office:value-type="date" office:date-value="2025-01-08T00:00:00" table:style-name="ce2">
            <text:p>08/01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KAROLINA OLIVEIRA DA SILVA</text:p>
          </table:table-cell>
          <table:table-cell office:value-type="date" office:date-value="1996-11-13T00:00:00" table:style-name="ce2">
            <text:p>13/11/1996</text:p>
          </table:table-cell>
          <table:table-cell office:value-type="string" table:style-name="ce1">
            <text:p>28 anos e 9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030.874-11</text:p>
          </table:table-cell>
          <table:table-cell office:value-type="float" office:value="709201277166230" table:style-name="ce1">
            <text:p>7,09201E+14</text:p>
          </table:table-cell>
          <table:table-cell office:value-type="string" table:style-name="ce1">
            <text:p>(81) 98489-60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adema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4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5" table:style-name="ce1">
            <text:p>64,5</text:p>
          </table:table-cell>
          <table:table-cell office:value-type="float" office:value="167" table:style-name="ce1">
            <text:p>167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90/6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SELE NOGUEIRA DA LUZ E SILVA</text:p>
          </table:table-cell>
          <table:table-cell office:value-type="date" office:date-value="1992-01-03T00:00:00" table:style-name="ce2">
            <text:p>03/01/1992</text:p>
          </table:table-cell>
          <table:table-cell office:value-type="string" table:style-name="ce1">
            <text:p>33 anos e 7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4.795.124-19</text:p>
          </table:table-cell>
          <table:table-cell office:value-type="float" office:value="702809151699765" table:style-name="ce1">
            <text:p>7,02809E+14</text:p>
          </table:table-cell>
          <table:table-cell office:value-type="string" table:style-name="ce1">
            <text:p>(81) 98490-03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a flor de açafrã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6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61" table:style-name="ce1">
            <text:p>161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120/80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DA SILVA LIMA</text:p>
          </table:table-cell>
          <table:table-cell office:value-type="date" office:date-value="1994-11-07T00:00:00" table:style-name="ce2">
            <text:p>07/11/1994</text:p>
          </table:table-cell>
          <table:table-cell office:value-type="string" table:style-name="ce1">
            <text:p>30 anos e 9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7.592.834-60</text:p>
          </table:table-cell>
          <table:table-cell office:value-type="float" office:value="706905104343133" table:style-name="ce1">
            <text:p>7,06905E+14</text:p>
          </table:table-cell>
          <table:table-cell office:value-type="string" table:style-name="ce1">
            <text:p>(81) 98829-17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a orquídea sapatinho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7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4" table:style-name="ce1">
            <text:p>114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16/7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Alto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SSIA VALENTIM</text:p>
          </table:table-cell>
          <table:table-cell office:value-type="date" office:date-value="1990-11-06T00:00:00" table:style-name="ce2">
            <text:p>06/11/1990</text:p>
          </table:table-cell>
          <table:table-cell office:value-type="string" table:style-name="ce1">
            <text:p>34 anos e 9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6.235.954-36</text:p>
          </table:table-cell>
          <table:table-cell office:value-type="float" office:value="706209051520168" table:style-name="ce1">
            <text:p>7,06209E+14</text:p>
          </table:table-cell>
          <table:table-cell office:value-type="string" table:style-name="ce1">
            <text:p>(81) 98593-5727</text:p>
          </table:table-cell>
          <table:table-cell office:value-type="string" table:style-name="ce1">
            <text:p>(81) 8693-5787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adema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4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349999999999994" table:style-name="ce1">
            <text:p>71,35</text:p>
          </table:table-cell>
          <table:table-cell office:value-type="float" office:value="159" table:style-name="ce1">
            <text:p>159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122/81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BARBOSA DE SANTANA</text:p>
          </table:table-cell>
          <table:table-cell office:value-type="date" office:date-value="2006-07-05T00:00:00" table:style-name="ce2">
            <text:p>05/07/2006</text:p>
          </table:table-cell>
          <table:table-cell office:value-type="string" table:style-name="ce1">
            <text:p>19 anos e 1 mê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3.980.024-57</text:p>
          </table:table-cell>
          <table:table-cell office:value-type="float" office:value="700000816063707" table:style-name="ce1">
            <text:p>7,00001E+14</text:p>
          </table:table-cell>
          <table:table-cell office:value-type="string" table:style-name="ce1">
            <text:p>(81) 99618-53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618-538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a peôni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5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650000000000006" table:style-name="ce1">
            <text:p>81,65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10/75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Habitual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FERNANDA GOMES DA SILVA</text:p>
          </table:table-cell>
          <table:table-cell office:value-type="date" office:date-value="2002-01-27T00:00:00" table:style-name="ce2">
            <text:p>27/01/2002</text:p>
          </table:table-cell>
          <table:table-cell office:value-type="string" table:style-name="ce1">
            <text:p>23 anos e 7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961.144-97</text:p>
          </table:table-cell>
          <table:table-cell office:value-type="float" office:value="898003969582255" table:style-name="ce1">
            <text:p>8,98004E+14</text:p>
          </table:table-cell>
          <table:table-cell office:value-type="string" table:style-name="ce1">
            <text:p>(81) 99909-03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09-038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a kokio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CASA D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74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4" table:style-name="ce1">
            <text:p>85,4</text:p>
          </table:table-cell>
          <table:table-cell office:value-type="float" office:value="162" table:style-name="ce1">
            <text:p>162</text:p>
          </table:table-cell>
          <table:table-cell office:value-type="date" office:date-value="2022-04-18T00:00:00" table:style-name="ce2">
            <text:p>18/04/2022</text:p>
          </table:table-cell>
          <table:table-cell office:value-type="string" table:style-name="ce1">
            <text:p>90/60</text:p>
          </table:table-cell>
          <table:table-cell office:value-type="date" office:date-value="2021-10-28T00:00:00" table:style-name="ce2">
            <text:p>28/10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2" table:style-name="ce1">
            <text:p>2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JACQUELINE RAFAEL DE ALMEIDA</text:p>
          </table:table-cell>
          <table:table-cell office:value-type="date" office:date-value="1985-09-10T00:00:00" table:style-name="ce2">
            <text:p>10/09/1985</text:p>
          </table:table-cell>
          <table:table-cell office:value-type="string" table:style-name="ce1">
            <text:p>39 anos e 11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9.336.954-18</text:p>
          </table:table-cell>
          <table:table-cell office:value-type="float" office:value="700809967956981" table:style-name="ce1">
            <text:p>7,0081E+14</text:p>
          </table:table-cell>
          <table:table-cell office:value-type="string" table:style-name="ce1">
            <text:p>(81) 98469-99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a chocolate cosmo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CASA W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62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2" table:style-name="ce1">
            <text:p>88,2</text:p>
          </table:table-cell>
          <table:table-cell office:value-type="float" office:value="161" table:style-name="ce1">
            <text:p>161</text:p>
          </table:table-cell>
          <table:table-cell office:value-type="date" office:date-value="2023-06-29T00:00:00" table:style-name="ce2">
            <text:p>29/06/2023</text:p>
          </table:table-cell>
          <table:table-cell office:value-type="string" table:style-name="ce1">
            <text:p>160/105</text:p>
          </table:table-cell>
          <table:table-cell office:value-type="date" office:date-value="2023-06-29T00:00:00" table:style-name="ce2">
            <text:p>29/06/2023</text:p>
          </table:table-cell>
          <table:table-cell office:value-type="string" table:style-name="ce1">
            <text:p>Habitual</text:p>
          </table:table-cell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72" table:style-name="ce1">
            <text:p>1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NA MARTINS NASCIMENTO SILVA</text:p>
          </table:table-cell>
          <table:table-cell office:value-type="date" office:date-value="2003-04-28T00:00:00" table:style-name="ce2">
            <text:p>28/04/2003</text:p>
          </table:table-cell>
          <table:table-cell office:value-type="string" table:style-name="ce1">
            <text:p>22 anos e 4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8.821.804-80</text:p>
          </table:table-cell>
          <table:table-cell office:value-type="float" office:value="704600170196927" table:style-name="ce1">
            <text:p>7,046E+14</text:p>
          </table:table-cell>
          <table:table-cell office:value-type="string" table:style-name="ce1">
            <text:p>(81) 98854-37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a peôni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5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8" table:style-name="ce1">
            <text:p>58,8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20/8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LIA GABRIELA LOURENÇO DA SILVA</text:p>
          </table:table-cell>
          <table:table-cell office:value-type="date" office:date-value="1994-03-02T00:00:00" table:style-name="ce2">
            <text:p>02/03/1994</text:p>
          </table:table-cell>
          <table:table-cell office:value-type="string" table:style-name="ce1">
            <text:p>31 anos e 5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8.221.244-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67-15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adema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4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62" table:style-name="ce1">
            <text:p>162</text:p>
          </table:table-cell>
          <table:table-cell office:value-type="date" office:date-value="2025-01-08T00:00:00" table:style-name="ce2">
            <text:p>08/01/2025</text:p>
          </table:table-cell>
          <table:table-cell office:value-type="string" table:style-name="ce1">
            <text:p>130/75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Alto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KAELY ROMAO LUCENA</text:p>
          </table:table-cell>
          <table:table-cell office:value-type="date" office:date-value="2001-05-05T00:00:00" table:style-name="ce2">
            <text:p>05/05/2001</text:p>
          </table:table-cell>
          <table:table-cell office:value-type="string" table:style-name="ce1">
            <text:p>24 anos e 3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1.171.124-09</text:p>
          </table:table-cell>
          <table:table-cell office:value-type="float" office:value="705209468720571" table:style-name="ce1">
            <text:p>7,05209E+14</text:p>
          </table:table-cell>
          <table:table-cell office:value-type="string" table:style-name="ce1">
            <text:p>(81) 99999-99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adema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4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349999999999994" table:style-name="ce1">
            <text:p>73,35</text:p>
          </table:table-cell>
          <table:table-cell office:value-type="float" office:value="160" table:style-name="ce1">
            <text:p>160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150/90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ZELIA MARIA FERRAZ LIMA</text:p>
          </table:table-cell>
          <table:table-cell office:value-type="date" office:date-value="2001-10-12T00:00:00" table:style-name="ce2">
            <text:p>12/10/2001</text:p>
          </table:table-cell>
          <table:table-cell office:value-type="string" table:style-name="ce1">
            <text:p>23 anos e 10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3.319.524-46</text:p>
          </table:table-cell>
          <table:table-cell office:value-type="float" office:value="703003849061174" table:style-name="ce1">
            <text:p>7,03004E+14</text:p>
          </table:table-cell>
          <table:table-cell office:value-type="string" table:style-name="ce1">
            <text:p>(81) 8464-55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uradinha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.7" table:style-name="ce1">
            <text:p>47,7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90/6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FLAVIA FERNANDES DE OLIVEIRA</text:p>
          </table:table-cell>
          <table:table-cell office:value-type="date" office:date-value="2001-05-13T00:00:00" table:style-name="ce2">
            <text:p>13/05/2001</text:p>
          </table:table-cell>
          <table:table-cell office:value-type="string" table:style-name="ce1">
            <text:p>24 anos e 3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Out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160.904-38</text:p>
          </table:table-cell>
          <table:table-cell office:value-type="float" office:value="703201687913398" table:style-name="ce1">
            <text:p>7,03202E+14</text:p>
          </table:table-cell>
          <table:table-cell office:value-type="string" table:style-name="ce1">
            <text:p>(81) 98561-03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uradinha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75" table:style-name="ce1">
            <text:p>89,75</text:p>
          </table:table-cell>
          <table:table-cell office:value-type="float" office:value="170" table:style-name="ce1">
            <text:p>170</text:p>
          </table:table-cell>
          <table:table-cell office:value-type="date" office:date-value="2023-12-13T00:00:00" table:style-name="ce2">
            <text:p>13/12/2023</text:p>
          </table:table-cell>
          <table:table-cell office:value-type="string" table:style-name="ce1">
            <text:p>90/70</text:p>
          </table:table-cell>
          <table:table-cell office:value-type="date" office:date-value="2023-12-13T00:00:00" table:style-name="ce2">
            <text:p>13/12/2023</text:p>
          </table:table-cell>
          <table:table-cell office:value-type="string" table:style-name="ce1">
            <text:p>Habitual</text:p>
          </table:table-cell>
          <table:table-cell office:value-type="float" office:value="130" table:style-name="ce1">
            <text:p>130</text:p>
          </table:table-cell>
          <table:table-cell office:value-type="float" office:value="4" table:style-name="ce1">
            <text:p>4</text:p>
          </table:table-cell>
          <table:table-cell office:value-type="float" office:value="130" table:style-name="ce1">
            <text:p>13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LE SALUSTIANA FERRAZ</text:p>
          </table:table-cell>
          <table:table-cell office:value-type="date" office:date-value="1984-05-29T00:00:00" table:style-name="ce2">
            <text:p>29/05/1984</text:p>
          </table:table-cell>
          <table:table-cell office:value-type="string" table:style-name="ce1">
            <text:p>41 anos e 3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2.320.424-18</text:p>
          </table:table-cell>
          <table:table-cell office:value-type="float" office:value="700006676498302" table:style-name="ce1">
            <text:p>7,00007E+14</text:p>
          </table:table-cell>
          <table:table-cell office:value-type="string" table:style-name="ce1">
            <text:p>(81) 98578-37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uradinha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75" table:style-name="ce1">
            <text:p>52,75</text:p>
          </table:table-cell>
          <table:table-cell office:value-type="float" office:value="166" table:style-name="ce1">
            <text:p>166</text:p>
          </table:table-cell>
          <table:table-cell office:value-type="date" office:date-value="2018-05-07T00:00:00" table:style-name="ce2">
            <text:p>07/05/2018</text:p>
          </table:table-cell>
          <table:table-cell office:value-type="date" office:date-value="2025-08-10T00:00:00" table:style-name="ce4">
            <text:p>10/ago</text:p>
          </table:table-cell>
          <table:table-cell office:value-type="date" office:date-value="2016-04-18T00:00:00" table:style-name="ce2">
            <text:p>18/04/2016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1" table:style-name="ce1">
            <text:p>5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RDIELI DE OLIVEIRA SILVA</text:p>
          </table:table-cell>
          <table:table-cell office:value-type="date" office:date-value="2002-12-30T00:00:00" table:style-name="ce2">
            <text:p>30/12/2002</text:p>
          </table:table-cell>
          <table:table-cell office:value-type="string" table:style-name="ce1">
            <text:p>22 anos e 8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7.693.624-48</text:p>
          </table:table-cell>
          <table:table-cell office:value-type="float" office:value="706405190910083" table:style-name="ce1">
            <text:p>7,06405E+14</text:p>
          </table:table-cell>
          <table:table-cell office:value-type="string" table:style-name="ce1">
            <text:p>(83) 9678-56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uradinha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.35" table:style-name="ce1">
            <text:p>45,35</text:p>
          </table:table-cell>
          <table:table-cell office:value-type="float" office:value="155" table:style-name="ce1">
            <text:p>155</text:p>
          </table:table-cell>
          <table:table-cell office:value-type="date" office:date-value="2024-08-12T00:00:00" table:style-name="ce2">
            <text:p>12/08/2024</text:p>
          </table:table-cell>
          <table:table-cell office:value-type="string" table:style-name="ce1">
            <text:p>90/60</text:p>
          </table:table-cell>
          <table:table-cell office:value-type="date" office:date-value="2023-12-06T00:00:00" table:style-name="ce2">
            <text:p>06/12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HNNIFER MAYSE FRANÇA TARGINO BATISTA</text:p>
          </table:table-cell>
          <table:table-cell office:value-type="date" office:date-value="1994-07-14T00:00:00" table:style-name="ce2">
            <text:p>14/07/1994</text:p>
          </table:table-cell>
          <table:table-cell office:value-type="string" table:style-name="ce1">
            <text:p>31 anos e 1 mê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3.042.464-26</text:p>
          </table:table-cell>
          <table:table-cell office:value-type="float" office:value="704809036769744" table:style-name="ce1">
            <text:p>7,04809E+14</text:p>
          </table:table-cell>
          <table:table-cell office:value-type="string" table:style-name="ce1">
            <text:p>(81) 99956-76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uradinh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O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4-09-17T00:00:00" table:style-name="ce2">
            <text:p>17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ITA DE CASSIA PAULINO DE SENA</text:p>
          </table:table-cell>
          <table:table-cell office:value-type="date" office:date-value="1982-10-10T00:00:00" table:style-name="ce2">
            <text:p>10/10/1982</text:p>
          </table:table-cell>
          <table:table-cell office:value-type="string" table:style-name="ce1">
            <text:p>42 anos e 10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5.506.754-62</text:p>
          </table:table-cell>
          <table:table-cell office:value-type="float" office:value="708907737427017" table:style-name="ce1">
            <text:p>7,08908E+14</text:p>
          </table:table-cell>
          <table:table-cell office:value-type="string" table:style-name="ce1">
            <text:p>(81) 99854-1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uradinh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165" table:style-name="ce1">
            <text:p>165</text:p>
          </table:table-cell>
          <table:table-cell office:value-type="date" office:date-value="2022-11-04T00:00:00" table:style-name="ce2">
            <text:p>04/11/2022</text:p>
          </table:table-cell>
          <table:table-cell office:value-type="string" table:style-name="ce1">
            <text:p>100/60</text:p>
          </table:table-cell>
          <table:table-cell office:value-type="date" office:date-value="2022-11-04T00:00:00" table:style-name="ce2">
            <text:p>04/11/2022</text:p>
          </table:table-cell>
          <table:table-cell office:value-type="string" table:style-name="ce1">
            <text:p>Habitual</text:p>
          </table:table-cell>
          <table:table-cell office:value-type="float" office:value="174" table:style-name="ce1">
            <text:p>174</text:p>
          </table:table-cell>
          <table:table-cell office:value-type="float" office:value="5" table:style-name="ce1">
            <text:p>5</text:p>
          </table:table-cell>
          <table:table-cell office:value-type="float" office:value="171" table:style-name="ce1">
            <text:p>17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LIA SANTOS DE SOUZA</text:p>
          </table:table-cell>
          <table:table-cell office:value-type="date" office:date-value="1997-05-27T00:00:00" table:style-name="ce2">
            <text:p>27/05/1997</text:p>
          </table:table-cell>
          <table:table-cell office:value-type="string" table:style-name="ce1">
            <text:p>28 anos e 3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37.177.912-06</text:p>
          </table:table-cell>
          <table:table-cell office:value-type="float" office:value="700005001938206" table:style-name="ce1">
            <text:p>7,00005E+14</text:p>
          </table:table-cell>
          <table:table-cell office:value-type="string" table:style-name="ce1">
            <text:p>(81) 9455-84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uradinha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599999999999994" table:style-name="ce1">
            <text:p>67,6</text:p>
          </table:table-cell>
          <table:table-cell office:value-type="float" office:value="153" table:style-name="ce1">
            <text:p>153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90/6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ENDA GABRIELLE BERNARDO DA SILVA</text:p>
          </table:table-cell>
          <table:table-cell office:value-type="date" office:date-value="2008-06-26T00:00:00" table:style-name="ce2">
            <text:p>26/06/2008</text:p>
          </table:table-cell>
          <table:table-cell office:value-type="string" table:style-name="ce1">
            <text:p>17 anos e 2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7.288.854-98</text:p>
          </table:table-cell>
          <table:table-cell office:value-type="float" office:value="898002313514945" table:style-name="ce1">
            <text:p>8,98002E+14</text:p>
          </table:table-cell>
          <table:table-cell office:value-type="string" table:style-name="ce1">
            <text:p>(81) 98274-29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ouza port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8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.4" table:style-name="ce1">
            <text:p>46,4</text:p>
          </table:table-cell>
          <table:table-cell office:value-type="float" office:value="170" table:style-name="ce1">
            <text:p>17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80/6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INA ROBERTA ALMEIDA FERREIRA</text:p>
          </table:table-cell>
          <table:table-cell office:value-type="date" office:date-value="1992-11-02T00:00:00" table:style-name="ce2">
            <text:p>02/11/1992</text:p>
          </table:table-cell>
          <table:table-cell office:value-type="string" table:style-name="ce1">
            <text:p>32 anos e 9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65.043.864-71</text:p>
          </table:table-cell>
          <table:table-cell office:value-type="float" office:value="705409491170297" table:style-name="ce1">
            <text:p>7,05409E+14</text:p>
          </table:table-cell>
          <table:table-cell office:value-type="string" table:style-name="ce1">
            <text:p>(81) 9803-97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uradinh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66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55" table:style-name="ce1">
            <text:p>70,55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10/8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IANA DE OLIVEIRA FERREIRA</text:p>
          </table:table-cell>
          <table:table-cell office:value-type="date" office:date-value="1998-12-18T00:00:00" table:style-name="ce2">
            <text:p>18/12/1998</text:p>
          </table:table-cell>
          <table:table-cell office:value-type="string" table:style-name="ce1">
            <text:p>26 anos e 8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9.175.614-22</text:p>
          </table:table-cell>
          <table:table-cell office:value-type="float" office:value="704606604637826" table:style-name="ce1">
            <text:p>7,04607E+14</text:p>
          </table:table-cell>
          <table:table-cell office:value-type="string" table:style-name="ce1">
            <text:p>(81) 98505-42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ouza port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8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66" table:style-name="ce1">
            <text:p>166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120/80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YLANE JAMILE DO NASCIMENTO SILVA</text:p>
          </table:table-cell>
          <table:table-cell office:value-type="date" office:date-value="2008-01-17T00:00:00" table:style-name="ce2">
            <text:p>17/01/2008</text:p>
          </table:table-cell>
          <table:table-cell office:value-type="string" table:style-name="ce1">
            <text:p>17 anos e 7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56.619.924-75</text:p>
          </table:table-cell>
          <table:table-cell office:value-type="float" office:value="898004051405798" table:style-name="ce1">
            <text:p>8,98004E+14</text:p>
          </table:table-cell>
          <table:table-cell office:value-type="string" table:style-name="ce1">
            <text:p>(81) 98297-42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uradinha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75" table:style-name="ce1">
            <text:p>70,75</text:p>
          </table:table-cell>
          <table:table-cell office:value-type="float" office:value="152" table:style-name="ce1">
            <text:p>152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00/7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GRACIANE DA SILVA DE OLIVEIRA</text:p>
          </table:table-cell>
          <table:table-cell office:value-type="date" office:date-value="1984-05-25T00:00:00" table:style-name="ce2">
            <text:p>25/05/1984</text:p>
          </table:table-cell>
          <table:table-cell office:value-type="string" table:style-name="ce1">
            <text:p>41 anos e 3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3.101.894-00</text:p>
          </table:table-cell>
          <table:table-cell office:value-type="float" office:value="700002555487608" table:style-name="ce1">
            <text:p>7,00003E+14</text:p>
          </table:table-cell>
          <table:table-cell office:value-type="string" table:style-name="ce1">
            <text:p>(81) 98743-54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olimõe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85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165" table:style-name="ce1">
            <text:p>165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90/6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VITORIA ALVES DOS SANTOS</text:p>
          </table:table-cell>
          <table:table-cell office:value-type="date" office:date-value="1996-09-14T00:00:00" table:style-name="ce2">
            <text:p>14/09/1996</text:p>
          </table:table-cell>
          <table:table-cell office:value-type="string" table:style-name="ce1">
            <text:p>28 anos e 11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6.577.904-02</text:p>
          </table:table-cell>
          <table:table-cell office:value-type="float" office:value="706001810190642" table:style-name="ce1">
            <text:p>7,06002E+14</text:p>
          </table:table-cell>
          <table:table-cell office:value-type="string" table:style-name="ce1">
            <text:p>(81) 98341-18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uradinh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9.8" table:style-name="ce1">
            <text:p>119,8</text:p>
          </table:table-cell>
          <table:table-cell office:value-type="float" office:value="170" table:style-name="ce1">
            <text:p>170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120/80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HELLE ANDRADE DA SILVA</text:p>
          </table:table-cell>
          <table:table-cell office:value-type="date" office:date-value="1990-11-25T00:00:00" table:style-name="ce2">
            <text:p>25/11/1990</text:p>
          </table:table-cell>
          <table:table-cell office:value-type="string" table:style-name="ce1">
            <text:p>34 anos e 9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17.743.564-06</text:p>
          </table:table-cell>
          <table:table-cell office:value-type="float" office:value="706805790243823" table:style-name="ce1">
            <text:p>7,06806E+14</text:p>
          </table:table-cell>
          <table:table-cell office:value-type="string" table:style-name="ce1">
            <text:p>(81) 98624-55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712-620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uradinh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66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6" table:style-name="ce1">
            <text:p>82,6</text:p>
          </table:table-cell>
          <table:table-cell office:value-type="float" office:value="170" table:style-name="ce1">
            <text:p>170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150/11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Alto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DA SILVA NOGUEIRA</text:p>
          </table:table-cell>
          <table:table-cell office:value-type="date" office:date-value="1996-06-22T00:00:00" table:style-name="ce2">
            <text:p>22/06/1996</text:p>
          </table:table-cell>
          <table:table-cell office:value-type="string" table:style-name="ce1">
            <text:p>29 anos e 2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29.811.214-13</text:p>
          </table:table-cell>
          <table:table-cell office:value-type="float" office:value="706201707695670" table:style-name="ce1">
            <text:p>7,06202E+14</text:p>
          </table:table-cell>
          <table:table-cell office:value-type="string" table:style-name="ce1">
            <text:p>(81) 98565-8045</text:p>
          </table:table-cell>
          <table:table-cell office:value-type="string" table:style-name="ce1">
            <text:p>(81) 3184-160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olimões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650000000000006" table:style-name="ce1">
            <text:p>69,65</text:p>
          </table:table-cell>
          <table:table-cell office:value-type="float" office:value="163" table:style-name="ce1">
            <text:p>163</text:p>
          </table:table-cell>
          <table:table-cell office:value-type="date" office:date-value="2017-01-11T00:00:00" table:style-name="ce2">
            <text:p>11/01/2017</text:p>
          </table:table-cell>
          <table:table-cell office:value-type="date" office:date-value="2025-08-10T00:00:00" table:style-name="ce4">
            <text:p>10/ago</text:p>
          </table:table-cell>
          <table:table-cell office:value-type="date" office:date-value="2017-01-11T00:00:00" table:style-name="ce2">
            <text:p>11/01/2017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4" table:style-name="ce1">
            <text:p>49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EMARY FRANCISCA DA SILVA</text:p>
          </table:table-cell>
          <table:table-cell office:value-type="date" office:date-value="1988-04-07T00:00:00" table:style-name="ce2">
            <text:p>07/04/1988</text:p>
          </table:table-cell>
          <table:table-cell office:value-type="string" table:style-name="ce1">
            <text:p>37 anos e 4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89.516.904-58</text:p>
          </table:table-cell>
          <table:table-cell office:value-type="float" office:value="703107617372890" table:style-name="ce1">
            <text:p>7,03108E+14</text:p>
          </table:table-cell>
          <table:table-cell office:value-type="string" table:style-name="ce1">
            <text:p>(81) 99536-10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uradinh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66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5" table:style-name="ce1">
            <text:p>70,5</text:p>
          </table:table-cell>
          <table:table-cell office:value-type="float" office:value="156" table:style-name="ce1">
            <text:p>156</text:p>
          </table:table-cell>
          <table:table-cell office:value-type="date" office:date-value="2018-03-28T00:00:00" table:style-name="ce2">
            <text:p>28/03/2018</text:p>
          </table:table-cell>
          <table:table-cell office:value-type="string" table:style-name="ce1">
            <text:p>90/70</text:p>
          </table:table-cell>
          <table:table-cell office:value-type="date" office:date-value="2018-04-03T00:00:00" table:style-name="ce2">
            <text:p>03/04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0" table:style-name="ce1">
            <text:p>43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YONARA ALVES DOS SANTOS</text:p>
          </table:table-cell>
          <table:table-cell office:value-type="date" office:date-value="1994-07-05T00:00:00" table:style-name="ce2">
            <text:p>05/07/1994</text:p>
          </table:table-cell>
          <table:table-cell office:value-type="string" table:style-name="ce1">
            <text:p>31 anos e 1 mê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399.314-07</text:p>
          </table:table-cell>
          <table:table-cell office:value-type="float" office:value="705008079659058" table:style-name="ce1">
            <text:p>7,05008E+14</text:p>
          </table:table-cell>
          <table:table-cell office:value-type="string" table:style-name="ce1">
            <text:p>(81) 99651-21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s tambores</text:p>
          </table:table-cell>
          <table:table-cell office:value-type="string" table:style-name="ce1">
            <text:p>09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9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7" table:style-name="ce1">
            <text:p>65,7</text:p>
          </table:table-cell>
          <table:table-cell office:value-type="float" office:value="153" table:style-name="ce1">
            <text:p>153</text:p>
          </table:table-cell>
          <table:table-cell office:value-type="date" office:date-value="2024-07-30T00:00:00" table:style-name="ce2">
            <text:p>30/07/2024</text:p>
          </table:table-cell>
          <table:table-cell office:value-type="string" table:style-name="ce1">
            <text:p>100/70</text:p>
          </table:table-cell>
          <table:table-cell office:value-type="date" office:date-value="2024-07-30T00:00:00" table:style-name="ce2">
            <text:p>30/07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6" table:style-name="ce1">
            <text:p>44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YNA DA CONCEICAO PAIVA</text:p>
          </table:table-cell>
          <table:table-cell office:value-type="date" office:date-value="1997-07-27T00:00:00" table:style-name="ce2">
            <text:p>27/07/1997</text:p>
          </table:table-cell>
          <table:table-cell office:value-type="string" table:style-name="ce1">
            <text:p>28 anos e 1 mê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6.296.374-32</text:p>
          </table:table-cell>
          <table:table-cell office:value-type="float" office:value="701809289226574" table:style-name="ce1">
            <text:p>7,01809E+14</text:p>
          </table:table-cell>
          <table:table-cell office:value-type="string" table:style-name="ce1">
            <text:p>(81) 98898-79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s tapiocas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2.7" table:style-name="ce1">
            <text:p>102,7</text:p>
          </table:table-cell>
          <table:table-cell office:value-type="float" office:value="174" table:style-name="ce1">
            <text:p>174</text:p>
          </table:table-cell>
          <table:table-cell office:value-type="date" office:date-value="2024-10-14T00:00:00" table:style-name="ce2">
            <text:p>14/10/2024</text:p>
          </table:table-cell>
          <table:table-cell office:value-type="string" table:style-name="ce1">
            <text:p>123/80</text:p>
          </table:table-cell>
          <table:table-cell office:value-type="date" office:date-value="2024-10-14T00:00:00" table:style-name="ce2">
            <text:p>14/10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CRISTINA SOUZA DE OLIVEIRA</text:p>
          </table:table-cell>
          <table:table-cell office:value-type="date" office:date-value="1990-11-12T00:00:00" table:style-name="ce2">
            <text:p>12/11/1990</text:p>
          </table:table-cell>
          <table:table-cell office:value-type="string" table:style-name="ce1">
            <text:p>34 anos e 9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15.996.024-07</text:p>
          </table:table-cell>
          <table:table-cell office:value-type="float" office:value="705001228935659" table:style-name="ce1">
            <text:p>7,05001E+14</text:p>
          </table:table-cell>
          <table:table-cell office:value-type="string" table:style-name="ce1">
            <text:p>(81) 98528-76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55" table:style-name="ce1">
            <text:p>78,55</text:p>
          </table:table-cell>
          <table:table-cell office:value-type="float" office:value="165" table:style-name="ce1">
            <text:p>165</text:p>
          </table:table-cell>
          <table:table-cell office:value-type="date" office:date-value="2017-10-24T00:00:00" table:style-name="ce2">
            <text:p>24/10/2017</text:p>
          </table:table-cell>
          <table:table-cell office:value-type="string" table:style-name="ce1">
            <text:p>120/80</text:p>
          </table:table-cell>
          <table:table-cell office:value-type="date" office:date-value="2018-11-07T00:00:00" table:style-name="ce2">
            <text:p>07/11/2018</text:p>
          </table:table-cell>
          <table:table-cell office:value-type="string" table:style-name="ce1">
            <text:p>Alto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450" table:style-name="ce1">
            <text:p>4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AROLINA RODRIGUES DA SILVA DO NASCIMENTO</text:p>
          </table:table-cell>
          <table:table-cell office:value-type="date" office:date-value="1993-10-25T00:00:00" table:style-name="ce2">
            <text:p>25/10/1993</text:p>
          </table:table-cell>
          <table:table-cell office:value-type="string" table:style-name="ce1">
            <text:p>31 anos e 10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577.054-20</text:p>
          </table:table-cell>
          <table:table-cell office:value-type="float" office:value="702408036262727" table:style-name="ce1">
            <text:p>7,02408E+14</text:p>
          </table:table-cell>
          <table:table-cell office:value-type="string" table:style-name="ce1">
            <text:p>(81) 8832-20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ereador otacilio azevedo 1795/2999</text:p>
          </table:table-cell>
          <table:table-cell office:value-type="float" office:value="730" table:style-name="ce1">
            <text:p>730</text:p>
          </table:table-cell>
          <table:table-cell table:style-name="ce1"/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00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171" table:style-name="ce1">
            <text:p>171</text:p>
          </table:table-cell>
          <table:table-cell office:value-type="date" office:date-value="2018-05-08T00:00:00" table:style-name="ce2">
            <text:p>08/05/2018</text:p>
          </table:table-cell>
          <table:table-cell office:value-type="string" table:style-name="ce1">
            <text:p>100/80</text:p>
          </table:table-cell>
          <table:table-cell office:value-type="date" office:date-value="2019-08-12T00:00:00" table:style-name="ce2">
            <text:p>12/08/2019</text:p>
          </table:table-cell>
          <table:table-cell office:value-type="string" table:style-name="ce1">
            <text:p>Alto</text:p>
          </table:table-cell>
          <table:table-cell office:value-type="float" office:value="417" table:style-name="ce1">
            <text:p>417</text:p>
          </table:table-cell>
          <table:table-cell office:value-type="float" office:value="6" table:style-name="ce1">
            <text:p>6</text:p>
          </table:table-cell>
          <table:table-cell office:value-type="float" office:value="417" table:style-name="ce1">
            <text:p>41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VITORIA CHAVES MELO SOARES</text:p>
          </table:table-cell>
          <table:table-cell office:value-type="date" office:date-value="2008-07-09T00:00:00" table:style-name="ce2">
            <text:p>09/07/2008</text:p>
          </table:table-cell>
          <table:table-cell office:value-type="string" table:style-name="ce1">
            <text:p>17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4.243.804-93</text:p>
          </table:table-cell>
          <table:table-cell office:value-type="float" office:value="702305146203219" table:style-name="ce1">
            <text:p>7,02305E+14</text:p>
          </table:table-cell>
          <table:table-cell office:value-type="string" table:style-name="ce1">
            <text:p>(81) 97112-26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10/7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RIADNES VITORIA PEREIRA DA SILVA</text:p>
          </table:table-cell>
          <table:table-cell office:value-type="date" office:date-value="2011-02-07T00:00:00" table:style-name="ce2">
            <text:p>07/02/2011</text:p>
          </table:table-cell>
          <table:table-cell office:value-type="string" table:style-name="ce1">
            <text:p>14 anos e 6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7.667.934-06</text:p>
          </table:table-cell>
          <table:table-cell office:value-type="float" office:value="704205245885986" table:style-name="ce1">
            <text:p>7,04205E+14</text:p>
          </table:table-cell>
          <table:table-cell office:value-type="string" table:style-name="ce1">
            <text:p>(81) 99482-92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Pereira barreto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Bl H Casa 21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5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150000000000006" table:style-name="ce1">
            <text:p>79,15</text:p>
          </table:table-cell>
          <table:table-cell office:value-type="float" office:value="152" table:style-name="ce1">
            <text:p>152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21/64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UARDA DE LIMA MAXILIANO</text:p>
          </table:table-cell>
          <table:table-cell office:value-type="date" office:date-value="1998-04-09T00:00:00" table:style-name="ce2">
            <text:p>09/04/1998</text:p>
          </table:table-cell>
          <table:table-cell office:value-type="string" table:style-name="ce1">
            <text:p>27 anos e 4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5.082.474-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898-9898</text:p>
          </table:table-cell>
          <table:table-cell office:value-type="string" table:style-name="ce1">
            <text:p>(81) 8399-54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4-11-12T00:00:00" table:style-name="ce2">
            <text:p>12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LVANIA MARIA DA SILVA</text:p>
          </table:table-cell>
          <table:table-cell office:value-type="date" office:date-value="1990-04-13T00:00:00" table:style-name="ce2">
            <text:p>13/04/1990</text:p>
          </table:table-cell>
          <table:table-cell office:value-type="string" table:style-name="ce1">
            <text:p>35 anos e 4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3.301.714-25</text:p>
          </table:table-cell>
          <table:table-cell office:value-type="float" office:value="702403566885026" table:style-name="ce1">
            <text:p>7,02404E+14</text:p>
          </table:table-cell>
          <table:table-cell office:value-type="string" table:style-name="ce1">
            <text:p>(81) 98316-81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hagas ferreira 445/110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75" table:style-name="ce1">
            <text:p>58,75</text:p>
          </table:table-cell>
          <table:table-cell office:value-type="float" office:value="164" table:style-name="ce1">
            <text:p>164</text:p>
          </table:table-cell>
          <table:table-cell office:value-type="date" office:date-value="2021-09-01T00:00:00" table:style-name="ce2">
            <text:p>01/09/2021</text:p>
          </table:table-cell>
          <table:table-cell office:value-type="string" table:style-name="ce1">
            <text:p>110/60</text:p>
          </table:table-cell>
          <table:table-cell office:value-type="date" office:date-value="2021-09-01T00:00:00" table:style-name="ce2">
            <text:p>01/09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8" table:style-name="ce1">
            <text:p>438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LANA SALUSTIANO DE LIMA</text:p>
          </table:table-cell>
          <table:table-cell office:value-type="date" office:date-value="1997-09-14T00:00:00" table:style-name="ce2">
            <text:p>14/09/1997</text:p>
          </table:table-cell>
          <table:table-cell office:value-type="string" table:style-name="ce1">
            <text:p>27 anos e 11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6.240.414-41</text:p>
          </table:table-cell>
          <table:table-cell office:value-type="float" office:value="700409971199743" table:style-name="ce1">
            <text:p>7,0041E+14</text:p>
          </table:table-cell>
          <table:table-cell office:value-type="string" table:style-name="ce1">
            <text:p>(99) 99999-99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10/7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FERREIRA BARBOSA</text:p>
          </table:table-cell>
          <table:table-cell office:value-type="date" office:date-value="2003-05-30T00:00:00" table:style-name="ce2">
            <text:p>30/05/2003</text:p>
          </table:table-cell>
          <table:table-cell office:value-type="string" table:style-name="ce1">
            <text:p>22 anos e 3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4.038.334-03</text:p>
          </table:table-cell>
          <table:table-cell office:value-type="float" office:value="706708795452920" table:style-name="ce1">
            <text:p>7,06709E+14</text:p>
          </table:table-cell>
          <table:table-cell office:value-type="string" table:style-name="ce1">
            <text:p>(81) 8815-52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8361-4306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Vereador otacilio azevedo 1/1794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4" table:style-name="ce1">
            <text:p>52,4</text:p>
          </table:table-cell>
          <table:table-cell office:value-type="float" office:value="168" table:style-name="ce1">
            <text:p>168</text:p>
          </table:table-cell>
          <table:table-cell office:value-type="date" office:date-value="2022-02-23T00:00:00" table:style-name="ce2">
            <text:p>23/02/2022</text:p>
          </table:table-cell>
          <table:table-cell office:value-type="string" table:style-name="ce1">
            <text:p>90/60</text:p>
          </table:table-cell>
          <table:table-cell office:value-type="date" office:date-value="2022-02-23T00:00:00" table:style-name="ce2">
            <text:p>23/02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3" table:style-name="ce1">
            <text:p>22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TRICIA MELO DA SILVA</text:p>
          </table:table-cell>
          <table:table-cell office:value-type="date" office:date-value="1996-12-18T00:00:00" table:style-name="ce2">
            <text:p>18/12/1996</text:p>
          </table:table-cell>
          <table:table-cell office:value-type="string" table:style-name="ce1">
            <text:p>28 anos e 8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801.724-01</text:p>
          </table:table-cell>
          <table:table-cell office:value-type="float" office:value="704204286608080" table:style-name="ce1">
            <text:p>7,04204E+14</text:p>
          </table:table-cell>
          <table:table-cell office:value-type="string" table:style-name="ce1">
            <text:p>(81) 99380-09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Vereador otacilio azevedo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8" table:style-name="ce1">
            <text:p>55,8</text:p>
          </table:table-cell>
          <table:table-cell office:value-type="float" office:value="155" table:style-name="ce1">
            <text:p>155</text:p>
          </table:table-cell>
          <table:table-cell office:value-type="date" office:date-value="2018-08-28T00:00:00" table:style-name="ce2">
            <text:p>28/08/2018</text:p>
          </table:table-cell>
          <table:table-cell office:value-type="string" table:style-name="ce1">
            <text:p>140/90</text:p>
          </table:table-cell>
          <table:table-cell office:value-type="date" office:date-value="2021-10-08T00:00:00" table:style-name="ce2">
            <text:p>08/10/2021</text:p>
          </table:table-cell>
          <table:table-cell office:value-type="string" table:style-name="ce1">
            <text:p>Alto</text:p>
          </table:table-cell>
          <table:table-cell office:value-type="float" office:value="386" table:style-name="ce1">
            <text:p>386</text:p>
          </table:table-cell>
          <table:table-cell office:value-type="float" office:value="5" table:style-name="ce1">
            <text:p>5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/</number:text>
      <number:month number:textual="true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7:42Z</meta:creation-date>
    <dc:date>2025-09-16T19:37:42Z</dc:date>
  </office:meta>
</office:document-meta>
</file>